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f88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c426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16f885" officeooo:paragraph-rsid="0016f885" style:font-name-asian="Liberation Mono" style:font-size-asian="20pt" style:font-name-complex="Liberation Mono" style:font-size-complex="20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7848" officeooo:paragraph-rsid="001a7848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f885"/>
    </style:style>
    <style:style style:name="P7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8" style:family="paragraph" style:parent-style-name="Preformatted_20_Text">
      <style:text-properties officeooo:paragraph-rsid="0015da3f"/>
    </style:style>
    <style:style style:name="P9" style:family="paragraph" style:parent-style-name="Preformatted_20_Text">
      <style:text-properties fo:font-size="18pt" officeooo:rsid="00187b90" officeooo:paragraph-rsid="00187b90" style:font-size-asian="18pt" style:font-size-complex="18pt"/>
    </style:style>
    <style:style style:name="P10" style:family="paragraph" style:parent-style-name="Preformatted_20_Text">
      <style:text-properties fo:font-size="18pt" officeooo:rsid="001c4260" officeooo:paragraph-rsid="001c4260" style:font-size-asian="18pt" style:font-size-complex="18pt"/>
    </style:style>
    <style:style style:name="P11" style:family="paragraph" style:parent-style-name="Preformatted_20_Text">
      <style:text-properties officeooo:paragraph-rsid="001aba57"/>
    </style:style>
    <style:style style:name="P12" style:family="paragraph" style:parent-style-name="Preformatted_20_Text">
      <style:text-properties officeooo:paragraph-rsid="001c4260"/>
    </style:style>
    <style:style style:name="P13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14" style:family="paragraph" style:parent-style-name="Standard">
      <style:text-properties fo:font-size="24pt" officeooo:rsid="000a0946" officeooo:paragraph-rsid="001c4260" style:font-size-asian="24pt" style:font-size-complex="24pt"/>
    </style:style>
    <style:style style:name="P15" style:family="paragraph" style:parent-style-name="Standard">
      <style:text-properties officeooo:paragraph-rsid="000a0946"/>
    </style:style>
    <style:style style:name="P16" style:family="paragraph" style:parent-style-name="Standard">
      <style:text-properties fo:font-size="16pt" officeooo:rsid="0016f885" officeooo:paragraph-rsid="0016f885" style:font-size-asian="16pt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42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f885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7b9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57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4260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4260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a57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87b90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87b90" style:font-name-asian="Liberation Mono" style:font-size-asian="20pt" style:font-name-complex="Liberation Mono" style:font-size-complex="20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f885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a7848" style:font-name-asian="Liberation Mono" style:font-size-asian="20pt" style:font-name-complex="Liberation Mono" style:font-size-complex="20pt"/>
    </style:style>
    <style:style style:name="T17" style:family="text">
      <style:text-properties fo:font-variant="normal" fo:text-transform="none" fo:color="#212121" loext:opacity="100%" style:text-position="super 58%" style:font-name="Roboto Mono" fo:letter-spacing="normal" fo:font-style="normal" fo:font-weight="normal" style:font-name-asian="Liberation Mono" style:font-name-complex="Liberation Mono"/>
    </style:style>
    <style:style style:name="T18" style:family="text">
      <style:text-properties fo:font-size="36pt" officeooo:rsid="000a0946" style:font-size-asian="36pt" style:font-size-complex="36pt"/>
    </style:style>
    <style:style style:name="T19" style:family="text">
      <style:text-properties fo:font-size="36pt" officeooo:rsid="0016f885" style:font-size-asian="36pt" style:font-size-complex="36pt"/>
    </style:style>
    <style:style style:name="T20" style:family="text">
      <style:text-properties officeooo:rsid="0016f885"/>
    </style:style>
    <style:style style:name="T21" style:family="text">
      <style:text-properties officeooo:rsid="001c4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9"><text:s/>Cure</text:span><text:span text:style-name="T18"> – </text:span><text:span text:style-name="T19">Friday I’m in Love</text:span></text:p>
      <text:p text:style-name="P16"><text:span text:style-name="T20">N</text:span>ot Ur Girlfrenz version <text:s text:c="2"/><text:span text:style-name="T21">Their key: B <text:s text:c="3"/>Us: <text:s/>E</text:span></text:p>
      <text:p text:style-name="P13"/>
      <text:p text:style-name="P6"><text:span text:style-name="T1">[</text:span><text:span text:style-name="T8">Instrumental Verses</text:span><text:span text:style-name="T1">]</text:span><text:span text:style-name="T9"> </text:span><text:span text:style-name="T10">(½ length)</text:span></text:p>
      <text:p text:style-name="P11"><text:span text:style-name="T7">E</text:span><text:span text:style-name="T5"> </text:span><text:span text:style-name="T7">A</text:span><text:span text:style-name="T5"> | </text:span><text:span text:style-name="T7">E</text:span><text:span text:style-name="T5"> </text:span><text:span text:style-name="T7">B</text:span><text:span text:style-name="T5"> | </text:span><text:span text:style-name="T7">c</text:span><text:span text:style-name="T6">#m</text:span><text:span text:style-name="T5"> </text:span><text:span text:style-name="T7">A</text:span><text:span text:style-name="T6"> | </text:span><text:span text:style-name="T7">E</text:span><text:span text:style-name="T6"> | </text:span><text:span text:style-name="T7">B <text:s/></text:span><text:span text:style-name="T8">0:12</text:span></text:p>
      <text:p text:style-name="P10"><text:span text:style-name="T13">L</text:span><text:span text:style-name="T12">ick &amp; melody everywhere</text:span></text:p>
      <text:p text:style-name="P14"/>
      <text:p text:style-name="P12"><text:span text:style-name="T1">[</text:span><text:span text:style-name="T8">Verses</text:span><text:span text:style-name="T1">]</text:span><text:span text:style-name="T9"> </text:span><text:span text:style-name="T10">(full length)</text:span></text:p>
      <text:p text:style-name="P12"><text:span text:style-name="T7">E</text:span><text:span text:style-name="T5"> </text:span><text:span text:style-name="T7">A</text:span><text:span text:style-name="T5"> | </text:span><text:span text:style-name="T7">E</text:span><text:span text:style-name="T5"> </text:span><text:span text:style-name="T7">B</text:span><text:span text:style-name="T5"> | </text:span><text:span text:style-name="T7">c</text:span><text:span text:style-name="T6">#m</text:span><text:span text:style-name="T5"> </text:span><text:span text:style-name="T7">A</text:span><text:span text:style-name="T6"> | </text:span><text:span text:style-name="T7">E</text:span><text:span text:style-name="T6"> | </text:span><text:span text:style-name="T7">B</text:span><text:span text:style-name="T11"> </text:span><text:span text:style-name="T10">[2x] 0:25</text:span></text:p>
      <text:p text:style-name="P10"><text:span text:style-name="T13">L</text:span><text:span text:style-name="T12">ick, no melody</text:span></text:p>
      <text:p text:style-name="P2"/>
      <text:p text:style-name="P5"><text:span text:style-name="T1">[</text:span><text:span text:style-name="T3">Chorus</text:span><text:span text:style-name="T1">] </text:span><text:span text:style-name="T2">0:49</text:span></text:p>
      <text:p text:style-name="P8"><text:span text:style-name="T6">E</text:span><text:span text:style-name="T5"> | </text:span><text:span text:style-name="T6">F#</text:span><text:span text:style-name="T5"> | </text:span><text:span text:style-name="T6">g#m</text:span><text:span text:style-name="T5"> | </text:span><text:span text:style-name="T6">E</text:span><text:span text:style-name="T5"> | </text:span><text:span text:style-name="T6">B</text:span><text:span text:style-name="T5"> | </text:span><text:span text:style-name="T6">F#</text:span><text:span text:style-name="T4"> [</text:span><text:span text:style-name="T5">1</text:span><text:span text:style-name="T4">x]</text:span></text:p>
      <text:p text:style-name="P7"/>
      <text:p text:style-name="P1">[Bridge] <text:span text:style-name="T21">1:58</text:span></text:p>
      <text:p text:style-name="P6"><text:span text:style-name="T14">E</text:span><text:span text:style-name="T15"> | </text:span><text:span text:style-name="T14">F#</text:span><text:span text:style-name="T15"> | </text:span><text:span text:style-name="T16">g#m</text:span><text:span text:style-name="T15"> | </text:span><text:span text:style-name="T16">E</text:span><text:span text:style-name="T15"> [</text:span><text:span text:style-name="T16">4</text:span><text:span text:style-name="T15">x]</text:span></text:p>
      <text:p text:style-name="P3"/>
      <text:p text:style-name="P9"><text:span text:style-name="T12">2</text:span><text:span text:style-name="T17">nd</text:span><text:span text:style-name="T12"> Verse has a break at end.</text:span></text:p>
      <text:p text:style-name="P4">After bridge, solo voices with drum be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05T20:23:56.448956839</dc:date>
    <meta:editing-duration>P3DT4H38M35S</meta:editing-duration>
    <meta:editing-cycles>12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4" meta:word-count="94" meta:character-count="381" meta:non-whitespace-character-count="293"/>
  </office:meta>
</office:document-meta>
</file>